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902a0" officeooo:paragraph-rsid="005902a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hin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0:24.242000000</meta:creation-date>
    <dc:date>2025-05-12T18:58:51.999000000</dc:date>
    <meta:editing-duration>PT3H37M16S</meta:editing-duration>
    <meta:editing-cycles>37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